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D000002019209D9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ell MT" svg:font-family="'Bell MT'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24pt" fo:language="zxx" fo:country="none" fo:font-weight="bold" style:font-name-asian="Times New Roman" style:font-size-asian="24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1" style:family="paragraph" style:parent-style-name="Heading_20_4">
      <style:paragraph-properties fo:margin-top="0.212cm" fo:margin-bottom="0cm" style:snap-to-layout-grid="false"/>
      <style:text-properties style:use-window-font-color="true" style:font-name="Arial" fo:font-size="14pt" fo:language="fr" fo:country="F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 style:snap-to-layout-grid="false"/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4" style:family="paragraph" style:parent-style-name="List">
      <style:paragraph-properties fo:margin-top="0cm" fo:margin-bottom="0cm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break-before="pag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text-align="center" style:justify-single-word="false"/>
    </style:style>
    <style:style style:name="P19" style:family="paragraph" style:parent-style-name="Standard" style:master-page-name="Standard">
      <style:paragraph-properties style:page-number="1"/>
      <style:text-properties style:use-window-font-color="true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Standard" style:master-page-name="Standard">
      <style:paragraph-properties style:page-number="1"/>
      <style:text-properties style:text-underline-style="none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3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Heading_20_1">
      <style:paragraph-properties fo:margin-left="0cm" fo:margin-right="0cm" fo:text-indent="0cm" style:auto-text-indent="false" fo:break-before="page"/>
      <style:text-properties style:text-underline-style="none" fo:font-weight="bold" style:font-weight-asian="bold" style:font-weight-complex="bold"/>
    </style:style>
    <style:style style:name="T1" style:family="text"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Arial" fo:font-size="11pt" fo:language="fr" fo:country="FR" fo:font-style="italic" style:font-name-asian="Times New Roman" style:font-size-asian="11pt" style:language-asian="zxx" style:country-asian="none" style:font-style-asian="italic" style:font-name-complex="Times New Roman" style:font-size-complex="10pt" style:language-complex="ar" style:country-complex="SA"/>
    </style:style>
    <style:style style:name="T6" style:family="text">
      <style:text-properties fo:font-variant="normal" fo:text-transform="none" fo:color="#1f2328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1f2328" style:font-name="Arial" fo:font-size="12pt" fo:letter-spacing="normal" fo:font-style="normal" fo:background-color="transparent" style:font-size-asian="12pt" style:font-size-complex="12pt"/>
    </style:style>
    <style:style style:name="T8" style:family="text">
      <style:text-properties fo:font-variant="normal" fo:text-transform="none" fo:color="#1f2328" style:font-name="Arial" fo:font-size="16pt" fo:letter-spacing="normal" fo:font-style="normal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631698611612291562" text:style-name="L1">
        <text:list-item>
          <text:list>
            <text:list-item>
              <text:list>
                <text:list-header>
                  <text:p text:style-name="P22">Documentation d'installation d'ollama</text:p>
                </text:list-header>
              </text:list>
            </text:list-item>
          </text:list>
        </text:list-item>
      </text:list>
      <text:p text:style-name="P16"/>
      <text:p text:style-name="P8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/>
            <text:p text:style-name="P18">Table des matières</text:p>
          </text:index-title>
          <text:p text:style-name="P17"/>
          <text:p text:style-name="P17">1 <text:s text:c="3"/>Introduction :<text:tab/>3</text:p>
          <text:p text:style-name="P17"/>
          <text:p text:style-name="P17">2 <text:s text:c="3"/>Procédure :<text:tab/>4</text:p>
          <text:p text:style-name="P17"/>
        </text:index-body>
      </text:table-of-content>
      <text:p text:style-name="P9"/>
      <text:h text:style-name="P24" text:outline-level="1" text:is-list-header="true"/>
      <text:p text:style-name="P9"/>
      <text:h text:style-name="P23" text:outline-level="1">Présentation :</text:h>
      <text:p text:style-name="P9"/>
      <text:p text:style-name="Standard"><text:span text:style-name="T10"><text:tab/></text:span><text:span text:style-name="T9">Cette documentation technique interne à JLB INFORMATIQUE permet d'expliquer comment faire en sorte d'expliquer comment Ollama fonctionne :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h text:style-name="Heading_20_1" text:outline-level="1"><text:span text:style-name="Source_20_Text"><text:span text:style-name="T8">Mise en Place :</text:span></text:span></text:h>
      <text:p text:style-name="P5"><text:span text:style-name="Source_20_Text"><text:span text:style-name="T6"/></text:span></text:p>
      <text:p text:style-name="P6"><text:span text:style-name="Source_20_Text"><text:span text:style-name="T6"><text:tab/>D'abord il faut aller chercher la ligne de code de téléchargement de ollama en CLI : </text:span></text:span><text:a xlink:type="simple" xlink:href="https://ollama.com/download/linux" text:style-name="Internet_20_link" text:visited-style-name="Visited_20_Internet_20_Link"><text:span text:style-name="Source_20_Text">https://ollama.com/download/linux</text:span></text:a><text:span text:style-name="Source_20_Text"><text:span text:style-name="T6"> </text:span></text:span></text:p>
      <text:p text:style-name="P7"><text:span text:style-name="Source_20_Text"><text:span text:style-name="T6"><text:tab/></text:span></text:span></text:p>
      <text:p text:style-name="P7"><text:span text:style-name="Source_20_Text"><text:span text:style-name="T6"><text:tab/>Ensuite il faut télécharger les LLM désirer comme par exemple Mistral ou Gemma ou Phi en faisais la commande : </text:span></text:span><text:span text:style-name="Source_20_Text"><text:span text:style-name="T7">ollama pull NOM_DE_LLM</text:span></text:span></text:p>
      <text:p text:style-name="P7"><text:span text:style-name="Source_20_Text"><text:span text:style-name="T6"/></text:span></text:p>
      <text:p text:style-name="P7"><text:span text:style-name="Source_20_Text"><text:span text:style-name="T6"><text:tab/>Par la suite il faut ajouter dans le par-feu les droits pour le port 11434.</text:span></text:span></text:p>
      <text:p text:style-name="P7"><text:span text:style-name="Source_20_Text"><text:span text:style-name="T6"/></text:span></text:p>
      <text:p text:style-name="P7"><text:span text:style-name="Source_20_Text"><text:span text:style-name="T6"><text:tab/>On peut tester que tout fonctionne en lancant depuis un ordinateur la commande</text:span></text:span></text:p>
      <text:p text:style-name="P6"><text:span text:style-name="Source_20_Text"><text:span text:style-name="T7">curl http://_IP_A_TESTER:11434</text:span></text:span><text:span text:style-name="Source_20_Text"><text:span text:style-name="T6"> </text:span></text:span></text:p>
      <text:p text:style-name="P7"><text:span text:style-name="Source_20_Text"><text:span text:style-name="T6"><text:tab/>Si tout se passe bien alors on est censer recevoir la reponse «Ollama is running »</text:span></text:span></text:p>
      <text:p text:style-name="P7"><text:span text:style-name="Source_20_Text"><text:span text:style-name="T6">et cela signifie que l'installation s'est bien passer.</text:span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><text:tab/>Si ca n'as pas suffit on peux egalement tuer le processus de ollama serve qui est en arriere plan avec<text:tab/> </text:span></text:span><text:span text:style-name="Source_20_Text"><text:span text:style-name="T7">ps aux | grep ollama </text:span></text:span><text:span text:style-name="Source_20_Text"><text:span text:style-name="T6">et en tuant et en effectuant apres la commande </text:span></text:span><text:span text:style-name="Source_20_Text"><text:span text:style-name="T7"><text:s/>ollama serve</text:span></text:span><text:span text:style-name="Source_20_Text"><text:span text:style-name="T6"> en avant et plus en arriere plan.</text:span></text:span></text:p>
      <text:p text:style-name="P7"><text:span text:style-name="Source_20_Text"><text:span text:style-name="T6"/></text:span></text:p>
      <text:p text:style-name="P7"><text:span text:style-name="Source_20_Text"><text:span text:style-name="T6"><text:tab/>On pourra lui faire des requetes POST pour generer des prompts sur le port 11434/api/genera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ell MT" svg:font-family="'Bell MT'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style:use-window-font-color="true" style:font-name="Arial1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cm" fo:margin-bottom="0cm" fo:text-align="start" style:justify-single-word="false" fo:text-indent="0cm" style:auto-text-indent="false" style:page-number="auto" fo:background-color="transparent" style:shadow="none" fo:keep-with-next="always" text:number-lines="true" text:line-number="1">
        <style:tab-stops/>
        <style:drop-cap/>
        <style:background-image/>
      </style:paragraph-properties>
      <style:text-properties style:font-name="Arial1" fo:font-size="16pt" style:font-size-asian="18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499cm" fo:margin-right="0cm" fo:margin-top="0cm" fo:margin-bottom="0cm" fo:text-align="start" style:justify-single-word="false" fo:text-indent="0cm" style:auto-text-indent="false" style:page-number="auto" fo:keep-with-next="always"/>
      <style:text-properties style:font-name="Arial" fo:font-size="14pt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color="#000000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color="#000000" style:font-name="Times New Roman" fo:font-size="15pt" style:font-size-asian="15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style:font-name="Times New Roman" fo:font-size="14pt" style:font-size-asian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Body_20_Text_20_Indent_20_2" style:display-name="Body Text Indent 2" style:family="paragraph" style:parent-style-name="Standard">
      <style:paragraph-properties fo:margin-left="-1cm" fo:margin-right="0cm" fo:margin-top="0cm" fo:margin-bottom="0cm" fo:text-align="justify" style:justify-single-word="false" fo:orphans="2" fo:widows="2" fo:hyphenation-ladder-count="no-limit" fo:text-indent="0cm" style:auto-text-indent="false"/>
      <style:text-properties style:font-name="Bell MT" fo:font-size="14pt" style:font-size-asian="14pt" fo:hyphenate="true" fo:hyphenation-remain-char-count="2" fo:hyphenation-push-char-count="2"/>
    </style:style>
    <style:style style:name="WW-Body_20_Text_20_2" style:display-name="WW-Body Text 2" style:family="paragraph" style:parent-style-name="Standard">
      <style:paragraph-properties fo:margin-left="0.423cm" fo:margin-right="0cm" fo:margin-top="0cm" fo:margin-bottom="0cm" fo:text-indent="-0.423cm" style:auto-text-indent="false"/>
      <style:text-properties fo:font-size="11pt" style:font-size-asian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 " style:num-format="1">
        <style:list-level-properties/>
      </text:outline-level-style>
      <text:outline-level-style text:level="2" style:num-suffix="    " style:num-format="1" text:display-levels="2">
        <style:list-level-properties/>
      </text:outline-level-style>
      <text:outline-level-style text:level="3" style:num-format="" text:start-value="0">
        <style:list-level-properties/>
      </text:outline-level-style>
      <text:outline-level-style text:level="4" style:num-format="" text:start-value="0">
        <style:list-level-properties/>
      </text:outline-level-style>
      <text:outline-level-style text:level="5" style:num-format="" text:start-value="0">
        <style:list-level-properties/>
      </text:outline-level-style>
      <text:outline-level-style text:level="6" style:num-format="" text:start-value="0">
        <style:list-level-properties/>
      </text:outline-level-style>
      <text:outline-level-style text:level="7" style:num-format="" text:start-value="0">
        <style:list-level-properties/>
      </text:outline-level-style>
      <text:outline-level-style text:level="8" style:num-format="" text:start-value="0">
        <style:list-level-properties/>
      </text:outline-level-style>
      <text:outline-level-style text:level="9" style:num-format="" text:start-value="0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" style:family="table">
      <style:table-properties style:width="17.011cm" fo:margin-left="-0.011cm" fo:break-before="page" table:align="left" style:writing-mode="lr-tb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0.003cm"/>
    </style:style>
    <style:style style:name="Tableau1.C" style:family="table-column">
      <style:table-column-properties style:column-width="3.78cm"/>
    </style:style>
    <style:style style:name="Tableau1.1" style:family="table-row">
      <style:table-row-properties style:row-height="1.482cm" style:keep-together="false" fo:keep-together="always"/>
    </style:style>
    <style:style style:name="Tableau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middle" fo:padding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top" fo:padding="0cm" fo:border="0.002cm solid #000000" style:writing-mode="lr-tb"/>
    </style:style>
    <style:style style:name="Tableau1.2" style:family="table-row">
      <style:table-row-properties style:keep-together="false" fo:keep-together="always"/>
    </style:style>
    <style:style style:name="Tableau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MP1" style:family="paragraph" style:parent-style-name="Standard" style:master-page-name="Standard">
      <style:paragraph-properties style:page-number="1"/>
      <style:text-properties style:use-window-font-color="true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2" style:family="paragraph" style:parent-style-name="Standard">
      <style:paragraph-properties style:snap-to-layout-grid="false"/>
      <style:text-properties style:use-window-font-color="true" style:font-name="Arial" fo:font-size="24pt" fo:language="zxx" fo:country="none" fo:font-weight="bold" style:font-name-asian="Times New Roman" style:font-size-asian="24pt" style:language-asian="zxx" style:country-asian="none" style:font-weight-asian="bold" style:font-name-complex="Times New Roman" style:font-size-complex="10pt" style:language-complex="ar" style:country-complex="SA"/>
    </style:style>
    <style:style style:name="MP3" style:family="paragraph" style:parent-style-name="Standard">
      <style:text-properties style:use-window-font-color="true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MP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center" style:justify-single-word="false"/>
      <style:text-properties style:use-window-font-color="true" style:font-name="Arial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Heading_20_4">
      <style:paragraph-properties fo:margin-top="0.212cm" fo:margin-bottom="0cm" style:snap-to-layout-grid="false"/>
      <style:text-properties style:use-window-font-color="true" style:font-name="Arial" fo:font-size="14pt" fo:language="fr" fo:country="F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 style:snap-to-layout-grid="false"/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MP10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11" style:family="paragraph" style:parent-style-name="List">
      <style:paragraph-properties fo:margin-top="0cm" fo:margin-bottom="0cm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12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style:font-name="Arial" fo:font-size="11pt" fo:language="fr" fo:country="FR" fo:font-style="italic" style:font-name-asian="Times New Roman" style:font-size-asian="11pt" style:language-asian="zxx" style:country-asian="none" style:font-style-asian="italic" style:font-name-complex="Times New Roman" style:font-size-complex="10pt" style:language-complex="ar" style:country-complex="SA"/>
    </style:style>
    <style:style style:name="MT5" style:family="text">
      <style:text-properties style:use-window-font-color="true" style:font-name="Arial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199cm" fo:margin-left="2cm" fo:margin-right="2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21cm" fo:margin-left="0cm" fo:margin-right="0cm" fo:margin-bottom="0.222cm" style:dynamic-spacing="true"/>
      </style:header-style>
      <style:footer-style>
        <style:header-footer-properties fo:min-height="0.82cm" fo:margin-left="0cm" fo:margin-right="0cm" fo:margin-top="0.721cm" style:dynamic-spacing="tru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draw:frame draw:style-name="Mfr1" draw:name="images1" text:anchor-type="char" svg:x="0.265cm" svg:y="0.039cm" svg:width="2.3cm" svg:height="0.96cm" draw:z-index="5"><draw:image xlink:href="Pictures/100000000000049D000002019209D930.png" xlink:type="simple" xlink:show="embed" xlink:actuate="onLoad"/></draw:frame><draw:frame draw:style-name="Mfr2" draw:name="Cadre1" text:anchor-type="char" svg:x="0.469cm" svg:y="0.148cm" svg:width="2.214cm" svg:height="0.85cm" draw:z-index="2"><draw:text-box><text:p text:style-name="MP3"/></draw:text-box></draw:frame></text:p>
            </table:table-cell>
            <table:table-cell table:style-name="Tableau1.B1" office:value-type="string">
              <text:h text:style-name="MP4" text:outline-level="1" text:is-list-header="true">JLB INFORMATIQUE</text:h>
            </table:table-cell>
            <table:table-cell table:style-name="Tableau1.C1" office:value-type="string">
              <text:p text:style-name="MP5"><text:span text:style-name="MT1">Date</text:span><text:span text:style-name="MT2"> </text:span><text:span text:style-name="MT3">: <text:line-break/></text:span><text:span text:style-name="MT4"><text:date style:data-style-name="N76" text:date-value="2024-06-11T15:33:39.82">11 juin 2024</text:date></text:span></text:p>
            </table:table-cell>
          </table:table-row>
          <table:table-row table:style-name="Tableau1.2">
            <table:table-cell table:style-name="Tableau1.A2" office:value-type="string">
              <text:p text:style-name="MP6"><text:span text:style-name="MT1">Émetteur</text:span><text:span text:style-name="MT2"> </text:span><text:span text:style-name="MT3">:</text:span></text:p>
              <text:p text:style-name="MP7">Rayan MERKHI</text:p>
            </table:table-cell>
            <table:table-cell table:style-name="Tableau1.A2" office:value-type="string">
              <text:p text:style-name="MP8">IA</text:p>
            </table:table-cell>
            <table:table-cell table:style-name="Tableau1.C2" office:value-type="string">
              <text:p text:style-name="MP9">Nombre de page :</text:p>
              <text:p text:style-name="MP10"><text:page-count>3</text:page-count></text:p>
            </table:table-cell>
          </table:table-row>
        </table:table>
        <text:p text:style-name="MP11"/>
      </style:header>
      <style:footer>
        <text:p text:style-name="Footer"><text:span text:style-name="MT5">Comment mettre en place ollama </text:span><text:tab/><text:date style:data-style-name="N76" text:date-value="2024-06-11T15:33:39.82">11 juin 2024</text:date><text:tab/><text:page-number text:select-page="current">2</text:page-number></text:p>
        <text:p text:style-name="MP12">© Copyright JLB INFORMATIQUE 202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 </dc:title>
    <meta:initial-creator>bernard OLIVIER</meta:initial-creator>
    <meta:creation-date>2005-12-16T11:48:00</meta:creation-date>
    <dc:date>2024-06-11T15:33:39.69</dc:date>
    <meta:print-date>2024-06-05T15:16:35.99</meta:print-date>
    <dc:language>fr-FR</dc:language>
    <meta:editing-cycles>123</meta:editing-cycles>
    <meta:editing-duration>PT18H40M38S</meta:editing-duration>
    <dc:creator>jlb jlbinfo</dc:creator>
    <meta:printed-by>jlb jlbinfo</meta:printed-by>
    <meta:document-statistic meta:table-count="1" meta:image-count="1" meta:object-count="0" meta:page-count="3" meta:paragraph-count="26" meta:word-count="224" meta:character-count="1321"/>
    <meta:user-defined meta:name="Info 1"/>
    <meta:user-defined meta:name="Info 2"/>
    <meta:user-defined meta:name="Info 3"/>
    <meta:user-defined meta:name="Info 4"/>
  </office:meta>
</office:document-meta>
</file>